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d496" officeooo:paragraph-rsid="000dd496"/>
    </style:style>
    <style:style style:name="P2" style:family="paragraph" style:parent-style-name="Standard">
      <style:paragraph-properties fo:text-align="start" style:justify-single-word="false"/>
      <style:text-properties officeooo:rsid="000fe0d7" officeooo:paragraph-rsid="000fe0d7"/>
    </style:style>
    <style:style style:name="P3" style:family="paragraph" style:parent-style-name="Standard">
      <style:paragraph-properties fo:text-align="start" style:justify-single-word="false"/>
      <style:text-properties officeooo:rsid="000f9df9" officeooo:paragraph-rsid="000f9df9"/>
    </style:style>
    <style:style style:name="P4" style:family="paragraph" style:parent-style-name="Standard">
      <style:paragraph-properties fo:text-align="start" style:justify-single-word="false"/>
      <style:text-properties officeooo:rsid="00101a58" officeooo:paragraph-rsid="00101a58"/>
    </style:style>
    <style:style style:name="P5" style:family="paragraph" style:parent-style-name="Standard">
      <style:paragraph-properties fo:text-align="start" style:justify-single-word="false"/>
      <style:text-properties officeooo:rsid="0010e468" officeooo:paragraph-rsid="0010e468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0e468" officeooo:paragraph-rsid="0010e468"/>
    </style:style>
    <style:style style:name="P7" style:family="paragraph" style:parent-style-name="Standard">
      <style:paragraph-properties fo:text-align="start" style:justify-single-word="false"/>
      <style:text-properties officeooo:rsid="0012ba05" officeooo:paragraph-rsid="0012ba05"/>
    </style:style>
    <style:style style:name="P8" style:family="paragraph" style:parent-style-name="Standard" style:list-style-name="L2">
      <style:paragraph-properties fo:text-align="start" style:justify-single-word="false"/>
      <style:text-properties officeooo:rsid="0012ba05" officeooo:paragraph-rsid="0012ba05"/>
    </style:style>
    <style:style style:name="P9" style:family="paragraph" style:parent-style-name="Standard">
      <style:paragraph-properties fo:text-align="start" style:justify-single-word="false"/>
      <style:text-properties officeooo:rsid="0012f48b" officeooo:paragraph-rsid="0012f48b"/>
    </style:style>
    <style:style style:name="P10" style:family="paragraph" style:parent-style-name="Standard">
      <style:paragraph-properties fo:text-align="start" style:justify-single-word="false"/>
      <style:text-properties officeooo:rsid="0013334e" officeooo:paragraph-rsid="0013334e"/>
    </style:style>
    <style:style style:name="P11" style:family="paragraph" style:parent-style-name="Standard" style:list-style-name="L3">
      <style:paragraph-properties fo:text-align="start" style:justify-single-word="false"/>
      <style:text-properties officeooo:rsid="0013334e" officeooo:paragraph-rsid="0013334e"/>
    </style:style>
    <style:style style:name="P12" style:family="paragraph" style:parent-style-name="Standard" style:list-style-name="L3">
      <style:paragraph-properties fo:text-align="start" style:justify-single-word="false"/>
      <style:text-properties officeooo:rsid="0013c48f" officeooo:paragraph-rsid="0013c48f"/>
    </style:style>
    <style:style style:name="P13" style:family="paragraph" style:parent-style-name="Standard">
      <style:paragraph-properties fo:text-align="start" style:justify-single-word="false"/>
      <style:text-properties officeooo:rsid="0015986f" officeooo:paragraph-rsid="0015986f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5986f" officeooo:paragraph-rsid="0015986f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rsid="00177cd5" officeooo:paragraph-rsid="00177cd5"/>
    </style:style>
    <style:style style:name="P16" style:family="paragraph" style:parent-style-name="Standard" style:list-style-name="L4">
      <style:paragraph-properties fo:text-align="start" style:justify-single-word="false"/>
      <style:text-properties officeooo:rsid="00177cd5" officeooo:paragraph-rsid="00177cd5"/>
    </style:style>
    <style:style style:name="P17" style:family="paragraph" style:parent-style-name="Standard" style:list-style-name="L4">
      <style:paragraph-properties fo:text-align="start" style:justify-single-word="false"/>
      <style:text-properties officeooo:rsid="0017b7b5" officeooo:paragraph-rsid="0017b7b5"/>
    </style:style>
    <style:style style:name="P18" style:family="paragraph" style:parent-style-name="Standard" style:list-style-name="L4">
      <style:paragraph-properties fo:text-align="start" style:justify-single-word="false"/>
      <style:text-properties officeooo:rsid="0018355c" officeooo:paragraph-rsid="0018355c"/>
    </style:style>
    <style:style style:name="P19" style:family="paragraph" style:parent-style-name="Standard">
      <style:paragraph-properties fo:text-align="start" style:justify-single-word="false"/>
      <style:text-properties officeooo:rsid="0018355c" officeooo:paragraph-rsid="0018355c"/>
    </style:style>
    <style:style style:name="P20" style:family="paragraph" style:parent-style-name="Standard">
      <style:paragraph-properties fo:text-align="start" style:justify-single-word="false"/>
      <style:text-properties fo:font-weight="bold" officeooo:rsid="0013334e" officeooo:paragraph-rsid="0013334e" style:font-weight-asian="bold" style:font-weight-complex="bold"/>
    </style:style>
    <style:style style:name="P21" style:family="paragraph" style:parent-style-name="Standard" style:list-style-name="L5">
      <style:paragraph-properties fo:text-align="start" style:justify-single-word="false"/>
      <style:text-properties officeooo:rsid="0013334e" officeooo:paragraph-rsid="0013334e"/>
    </style:style>
    <style:style style:name="P22" style:family="paragraph" style:parent-style-name="Standard" style:list-style-name="L5">
      <style:paragraph-properties fo:text-align="start" style:justify-single-word="false"/>
      <style:text-properties officeooo:rsid="0013c48f" officeooo:paragraph-rsid="0013c48f"/>
    </style:style>
    <style:style style:name="T1" style:family="text">
      <style:text-properties officeooo:rsid="000fe0d7"/>
    </style:style>
    <style:style style:name="T2" style:family="text">
      <style:text-properties officeooo:rsid="00101a58"/>
    </style:style>
    <style:style style:name="T3" style:family="text">
      <style:text-properties officeooo:rsid="0012ba05"/>
    </style:style>
    <style:style style:name="T4" style:family="text">
      <style:text-properties officeooo:rsid="0012f48b"/>
    </style:style>
    <style:style style:name="T5" style:family="text">
      <style:text-properties officeooo:rsid="0013c48f"/>
    </style:style>
    <style:style style:name="T6" style:family="text">
      <style:text-properties officeooo:rsid="0015986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vie Theatre Date Script</text:p>
      <text:p text:style-name="P1"/>
      <text:p text:style-name="P2">Amrita</text:p>
      <text:p text:style-name="P2">Bianka</text:p>
      <text:p text:style-name="P3"/>
      <text:p text:style-name="P3"><text:span text:style-name="T1">B</text:span>: <text:s/>*In movie theater sitting in her seat*</text:p>
      <text:p text:style-name="P3"><text:span text:style-name="T1">B</text:span>: <text:s/>*Thinking* <text:s/>Hopefully she gets here soon. <text:s/>Nice of her to text that she’s running a bit late and to go on without her to get the seats. <text:s/>My ex would have just shown up 20 minutes late while my dumb ass waited for them out in the lobby.</text:p>
      <text:p text:style-name="P2">A: *Sitting down* <text:s/>Oh my gosh, I’m so sorry for being late! <text:s/>Every time I set foot out the door, I had to run back inside and grab something I forgot!</text:p>
      <text:p text:style-name="P2">B: <text:s/>It’s no problem at all! <text:s/>I’m not sure I’ve actually remembered to grab my cell phone while leaving my apartment a single time in the last ten years.</text:p>
      <text:p text:style-name="P2">A: <text:s/>Oh I know, but for me it’s snacks. <text:s/>If I’m going to the movies I have to bring something with me.</text:p>
      <text:p text:style-name="P2">A: <text:s/>Have you seen the prices for all the food here? <text:s/>Do white people have so little water you have to charge $10 for a bottle?</text:p>
      <text:p text:style-name="P2">B: *Picks up her $10 while giving a glance*</text:p>
      <text:p text:style-name="P2">A: <text:s/>Oh! <text:s/>I didn’t mean you! <text:s/>You’re fine! <text:s/>I didn’t mean all white people and -</text:p>
      <text:p text:style-name="P2">B: Amrita?</text:p>
      <text:p text:style-name="P2">A: ... Yes?</text:p>
      <text:p text:style-name="P2">B: It’s fine.</text:p>
      <text:p text:style-name="P2">A: *Blushing* Ok, I’ll shut up. <text:s/>Ummm.... do you want some snacks? <text:s/>I brought lots of little Indian snacks that I always go to the theatre with.</text:p>
      <text:p text:style-name="P2">B: Anything I’d like?</text:p>
      <text:p text:style-name="P2">A: <text:span text:style-name="T2">How about some masala peanuts? <text:s/>Just some peanuts mixed with lots of tasty spices, and only has a tiny bit of heat. <text:s/></text:span><text:span text:style-name="T3">You don’t have to eat it if you don’t want.</text:span></text:p>
      <text:p text:style-name="P4">B: <text:s/><text:span text:style-name="T3">No, t</text:span>hat actually does sound pretty good. <text:s/><text:span text:style-name="T3">And don’t worry, I can take a little spice.</text:span></text:p>
      <text:p text:style-name="P4">B: *Bianka takes a big bite*</text:p>
      <text:p text:style-name="P4">A: *Mumbling to herself* Well, only has a little spice for me any ways.</text:p>
      <text:p text:style-name="P4">B: *Mouth on fire*</text:p>
      <text:p text:style-name="P4">B: *Thinking* FUCK</text:p>
      <text:p text:style-name="P4">B: *Thinking* ME</text:p>
      <text:p text:style-name="P4"/>
      <text:p text:style-name="P5">[This level has a unique mechanic where each dialogue does not do any damage to player until they run out of water, and then the damage becomes severe. <text:s/><text:span text:style-name="T4">If player runs out of water they have to get up, causing a scene, and run to the concession stand to buy more water. <text:s/>This will trigger an alternate scene where they have to return to their seat. <text:s/>Level can be completed without this occurring.</text:span><text:span text:style-name="T3">]</text:span></text:p>
      <text:p text:style-name="P5"/>
      <text:p text:style-name="P4">[First mini game appears which is a fire fighting mini game. <text:s/>A building is on fire and you must steer a fire house to put out as many windows as you can before the time runs out]</text:p>
      <text:p text:style-name="P4"/>
      <text:list text:style-name="L1">
        <text:list-item>
          <text:p text:style-name="P6">Handle the heat and take a tiny sip of water</text:p>
          <text:list>
            <text:list-item>
              <text:p text:style-name="P6">B: <text:s/>*Thinking* <text:s/>Ok, this isn’t something you’re used to, but it did taste good, and you can get through this. <text:s/>A little spice never hurt anyone. <text:s/>You’re stronger than a few fucking peanuts.</text:p>
            </text:list-item>
          </text:list>
        </text:list-item>
        <text:list-item>
          <text:p text:style-name="P6">Start to sweat and take a gulp of water</text:p>
          <text:list>
            <text:list-item>
              <text:p text:style-name="P6">B: *Thinking* Well, this isn’t amazing. <text:s/>Just keep breathing, think about how cute she is, and try to not take this personally. <text:s/>If she enjoys the peanuts then great, who cares if I’m in pain?</text:p>
            </text:list-item>
          </text:list>
        </text:list-item>
        <text:list-item>
          <text:p text:style-name="P6"><text:soft-page-break/>Panic and spill the water all over yourself</text:p>
          <text:list>
            <text:list-item>
              <text:p text:style-name="P6">B: *Thinking* Holy shit am I dying? <text:s/>Did she fucking poison me? <text:s/>Indian people just eat this for fun? <text:s/>Like, voluntarily?</text:p>
            </text:list-item>
          </text:list>
        </text:list-item>
      </text:list>
      <text:p text:style-name="P7">A: *Looking at the screen and leaning over with more peanuts in her hand* Want any more?</text:p>
      <text:p text:style-name="P7"/>
      <text:p text:style-name="P7">[Shaking maze puzzle]</text:p>
      <text:p text:style-name="P7"/>
      <text:list text:style-name="L2">
        <text:list-item>
          <text:p text:style-name="P8">Politely decline</text:p>
          <text:list>
            <text:list-item>
              <text:p text:style-name="P8">B: That’s very kind, but I’m not hungry anymore. <text:s/>The treats were tasty though!</text:p>
            </text:list-item>
            <text:list-item>
              <text:p text:style-name="P8">A: No problem at all! <text:s/>Let me know if you want anymore!</text:p>
            </text:list-item>
          </text:list>
        </text:list-item>
        <text:list-item>
          <text:p text:style-name="P8">Tell her the truth (drink water)</text:p>
          <text:list>
            <text:list-item>
              <text:p text:style-name="P8">B: Actually, I think that those were too much for me. <text:s/>I’m glad you like them, but for me it’s too spicy.</text:p>
            </text:list-item>
            <text:list-item>
              <text:p text:style-name="P8">A: Oh no! <text:s/>I’m really sorry about that. <text:s/>Can I get you anything? <text:s/>Do you want to go?</text:p>
            </text:list-item>
            <text:list-item>
              <text:p text:style-name="P8">B: Don’t worry, I have my $10 water here to save the day! <text:s/>It’s really not a big deal.</text:p>
            </text:list-item>
            <text:list-item>
              <text:p text:style-name="P8">A: Ok. But tell me if you need anything ok? <text:s/>I’m so sorry.</text:p>
            </text:list-item>
          </text:list>
        </text:list-item>
        <text:list-item>
          <text:p text:style-name="P8">Tell her the truth (while being an asshole (while drinking water))</text:p>
          <text:list>
            <text:list-item>
              <text:p text:style-name="P8">B: Yeah, I’m going to pass on that. <text:s/>You guys eat that for fun? <text:s/>Jesus dude that’s so fucking spicy. <text:s/>Nobody can enjoy that.</text:p>
            </text:list-item>
            <text:list-item>
              <text:p text:style-name="P8">A: I’m so sorry, I knew it was a tiny bit spicy, but I thought it would be ok. <text:s/>I didn’t mean to hurt you or anything</text:p>
            </text:list-item>
            <text:list-item>
              <text:p text:style-name="P8">B: It’s fine, but maybe just assume next time that I’m not going to like the food you bring around.</text:p>
            </text:list-item>
            <text:list-item>
              <text:p text:style-name="P8">A: Ok. <text:s/>Sorry.</text:p>
            </text:list-item>
          </text:list>
        </text:list-item>
        <text:list-item>
          <text:p text:style-name="P8">Eat more peanuts???????</text:p>
          <text:list>
            <text:list-item>
              <text:p text:style-name="P8">B: *Thinking* Just tell her the truth! <text:s/>She can handle it!</text:p>
            </text:list-item>
            <text:list-item>
              <text:p text:style-name="P8">B: Sure let me take more! <text:s/>*Takes another big bite*</text:p>
            </text:list-item>
            <text:list-item>
              <text:p text:style-name="P8">*Thinking* WHAT THE FUCK DID YOU DO THAT FOR?</text:p>
            </text:list-item>
            <text:list-item>
              <text:p text:style-name="P8">A: I’m so glad you love my food! <text:s/>Makes me so happy!</text:p>
            </text:list-item>
            <text:list-item>
              <text:p text:style-name="P8">B: *With mouth full* MMMMHMMMMM!</text:p>
            </text:list-item>
            <text:list-item>
              <text:p text:style-name="P8">B* Downs a huge amount of water the second Amrita looks away*</text:p>
            </text:list-item>
          </text:list>
        </text:list-item>
      </text:list>
      <text:p text:style-name="P9">B: *Thinking* <text:s/>Ok, this is fine. <text:s/>You are fine. <text:s/>The movie is almost over, all you have to do is make it a few more minutes, and you don’t have to embarrass yourself any further.</text:p>
      <text:p text:style-name="P9">A: Oh I think the movie is starting!</text:p>
      <text:p text:style-name="P9">B: *Thinking* I’m going to die here today.</text:p>
      <text:p text:style-name="P9"/>
      <text:p text:style-name="P9">*Time goes by*</text:p>
      <text:p text:style-name="P10">B: *Thinking* Ok, the pain means you’re alive, that’s what matters most here.</text:p>
      <text:p text:style-name="P10">[Fire mini game]</text:p>
      <text:list text:style-name="L3">
        <text:list-item>
          <text:p text:style-name="P11">Get through the pain</text:p>
          <text:list>
            <text:list-item>
              <text:p text:style-name="P11">B: It’s not pleasant, but I’m getting through it just fine. <text:s/>All I have to do is remain calm and I’ll be out of this in no time.</text:p>
            </text:list-item>
          </text:list>
        </text:list-item>
        <text:list-item>
          <text:p text:style-name="P11">Fidget in your seat</text:p>
          <text:list>
            <text:list-item>
              <text:p text:style-name="P11">B: <text:span text:style-name="T5">*Thinking* I don’t like pain. <text:s/>I don’t like pain. I don’t like pain. <text:s/></text:span></text:p>
            </text:list-item>
            <text:list-item>
              <text:p text:style-name="P12">A: *Glancing over* <text:s/>Are... are you ok?</text:p>
            </text:list-item>
            <text:list-item>
              <text:p text:style-name="P12">B: Me? <text:s/>Oh yeah. <text:s/>No problem. <text:s/>Doing good. <text:s/>How are you?</text:p>
            </text:list-item>
            <text:list-item>
              <text:p text:style-name="P12">A: *Suspicious look* Alright. <text:s/>I’m doing ok.</text:p>
            </text:list-item>
          </text:list>
        </text:list-item>
        <text:list-item>
          <text:p text:style-name="P12">Do Your Breathing Exercises You Saw On Youtube Once Five And a Half Years Ago</text:p>
          <text:list>
            <text:list-item>
              <text:p text:style-name="P12">B:*Thinking* <text:s/>Just need to breathe. <text:s/>That’ll cool me down. <text:s/>Deeeeeep breath.</text:p>
            </text:list-item>
            <text:list-item>
              <text:p text:style-name="P12"><text:soft-page-break/>B: *Loudly takes in a deep breath, and breathes out just as hard*</text:p>
            </text:list-item>
            <text:list-item>
              <text:p text:style-name="P12">A: *Concerned* Are you alright? What’s going on? <text:s/>Do you need help or something?</text:p>
            </text:list-item>
            <text:list-item>
              <text:p text:style-name="P12">B: Pffffffft, never better dude. <text:s/>Just getting some breathing in. <text:s/>You’ve done yoga right? They breathe all the time during that.</text:p>
            </text:list-item>
            <text:list-item>
              <text:p text:style-name="P12">A: <text:s/>We breathe while doing yoga? <text:s/>Yeah how the fuck else would you do it? <text:s/>Holding our breath?</text:p>
            </text:list-item>
            <text:list-item>
              <text:p text:style-name="P12">B: *Another deep breath* Nope, not me!</text:p>
            </text:list-item>
            <text:list-item>
              <text:p text:style-name="P12">A: *Silently goes back to watching movie, profoundly confused*</text:p>
            </text:list-item>
          </text:list>
        </text:list-item>
      </text:list>
      <text:p text:style-name="P13"/>
      <text:p text:style-name="P14">[Movie comes to an end]</text:p>
      <text:p text:style-name="P15">A: That was so much fun! <text:s/>I won’t lie, I usually don’t like musicals much, but that was a pleasant surprise!</text:p>
      <text:p text:style-name="P15">A: How did you like it? <text:s/>Did you have as much fun as I did?</text:p>
      <text:p text:style-name="P15"/>
      <text:p text:style-name="P15">[Maze]</text:p>
      <text:list text:style-name="L4">
        <text:list-item>
          <text:p text:style-name="P16">What A Film!</text:p>
          <text:list>
            <text:list-item>
              <text:p text:style-name="P17">B: <text:s/>I loved it! <text:s/>Going to the movies is always fun, but to me it’s about who you go with. Even if the movie was a bore I’d still have fun with you here.</text:p>
            </text:list-item>
            <text:list-item>
              <text:p text:style-name="P17">A: <text:s/>Awww, you’re so cute. <text:s/>I’m so glad I got to see you today. </text:p>
            </text:list-item>
            <text:list-item>
              <text:p text:style-name="P18">B: Maybe next time we can watch a rom com, or even a horror movie. <text:s/>Easier to cuddle up to.</text:p>
            </text:list-item>
            <text:list-item>
              <text:p text:style-name="P18">A: I like where your head is at. <text:s/>Consider it a date.</text:p>
            </text:list-item>
          </text:list>
        </text:list-item>
        <text:list-item>
          <text:p text:style-name="P18">Flex Your Movie Knowledge</text:p>
          <text:list>
            <text:list-item>
              <text:p text:style-name="P18">B: Yeah, I think it was an ok time. <text:s/>I’ve seen a lot of movies in this genre that have impressed me more, but it wasn’t too bad.</text:p>
            </text:list-item>
            <text:list-item>
              <text:p text:style-name="P18">A: <text:s/>Oh, maybe I haven’t seen as many movies as you have. <text:s/>I thought it was really good.</text:p>
            </text:list-item>
            <text:list-item>
              <text:p text:style-name="P18">B: Yeah, I think for a first time director this was serviceable enough, but I have a list of films I could send to you that show a true master of the film.</text:p>
            </text:list-item>
            <text:list-item>
              <text:p text:style-name="P18">A: Um, alright.</text:p>
            </text:list-item>
          </text:list>
        </text:list-item>
        <text:list-item>
          <text:p text:style-name="P16">Let’s Talk More About The Peanuts</text:p>
          <text:list>
            <text:list-item>
              <text:p text:style-name="P18">B: So... did you actually eat those peanuts?</text:p>
            </text:list-item>
            <text:list-item>
              <text:p text:style-name="P18">A: Yeah! <text:s/>I think I finished the whole bag actually.</text:p>
            </text:list-item>
            <text:list-item>
              <text:p text:style-name="P18">B: I mean, I get that Indian people have better spice tolerance, but like, did you enjoy the taste?</text:p>
            </text:list-item>
            <text:list-item>
              <text:p text:style-name="P18">A: Yes. <text:s/>I finished the whole bag.</text:p>
            </text:list-item>
            <text:list-item>
              <text:p text:style-name="P18">B: Well maybe next time we see a movie how about you leave the snacks to me instead.</text:p>
            </text:list-item>
            <text:list-item>
              <text:p text:style-name="P18">A: Yeah, “maybe”.</text:p>
            </text:list-item>
          </text:list>
        </text:list-item>
      </text:list>
      <text:p text:style-name="P19">A: Either way, I do have to head out, and so if you want to hang out again just hit me up! <text:s/>Hope you have a nice night!</text:p>
      <text:p text:style-name="P10"/>
      <text:p text:style-name="P10"/>
      <text:p text:style-name="P10"/>
      <text:p text:style-name="P10"/>
      <text:p text:style-name="P20">[Run out of water scene]</text:p>
      <text:p text:style-name="P10">B: *Thinking* I cannot do another fucking minute of this. <text:s/>Just get up, go to the lobby, buy more water, and just be smooth about it. <text:s/>Be cool. <text:s/>Be cool.</text:p>
      <text:p text:style-name="P10">B: *Just a bit too loud* Hey I need to get some water do you want anything no ok I’ll be back in a bit bye.</text:p>
      <text:p text:style-name="P10">B: *Hurries out of theatre*</text:p>
      <text:p text:style-name="P10"><text:soft-page-break/></text:p>
      <text:p text:style-name="P10">[Time passes]</text:p>
      <text:p text:style-name="P10">[If health is at 0 then in lobby receive a text from <text:span text:style-name="T6">Amrita</text:span> saying that you’re acting weird and she’s uncomfortable so she left]</text:p>
      <text:p text:style-name="P10"/>
      <text:p text:style-name="P10"/>
      <text:p text:style-name="P10">*Enters back into dark theatre*</text:p>
      <text:p text:style-name="P10">B: *Mumbling to self* Ok, just have to get back to my seat and not hit anyone on the way</text:p>
      <text:p text:style-name="P10"/>
      <text:p text:style-name="P10">[Maze puzzle]</text:p>
      <text:list text:style-name="L5">
        <text:list-item>
          <text:p text:style-name="P21">Get Back To Seat Easily</text:p>
          <text:list>
            <text:list-item>
              <text:p text:style-name="P21">B: *Easily sitting back down* Sorry about that, just really got thirsty. <text:s/>Hope I didn’t miss too much!</text:p>
            </text:list-item>
            <text:list-item>
              <text:p text:style-name="P21">A: <text:s/>Hi again! <text:s/>Glad you’re back. <text:s/>You missed a bit, but you’ll figure it out.</text:p>
            </text:list-item>
          </text:list>
        </text:list-item>
        <text:list-item>
          <text:p text:style-name="P21">Trip Over Someone</text:p>
          <text:list>
            <text:list-item>
              <text:p text:style-name="P21">B: *Louder than a whisper* Fuck, sorry, dude. <text:s/>Sorry.</text:p>
            </text:list-item>
            <text:list-item>
              <text:p text:style-name="P21">A: *Clearly embarrassed* Just, sit down. <text:s/><text:span text:style-name="T5">Hope you’re ok.</text:span></text:p>
            </text:list-item>
          </text:list>
        </text:list-item>
        <text:list-item>
          <text:p text:style-name="P22">Take Out Your Phone And Blast Flashlight Into People’s Eyes</text:p>
          <text:list>
            <text:list-item>
              <text:p text:style-name="P22">B: *Thinking* I can’t see shit in here, what row am I at?</text:p>
            </text:list-item>
            <text:list-item>
              <text:p text:style-name="P22">*Takes out phone and turns on flashlight*</text:p>
            </text:list-item>
            <text:list-item>
              <text:p text:style-name="P22">Everyone: JESUS, TURN OFF THE LIGHT, WE CAN’T SEE</text:p>
            </text:list-item>
            <text:list-item>
              <text:p text:style-name="P22">B: Sorry! <text:s/>Sorry! <text:s/>Sorry!</text:p>
            </text:list-item>
            <text:list-item>
              <text:p text:style-name="P22">B: *Finally sitting back down* I am so fucking sorry, I didn’t mean -</text:p>
            </text:list-item>
            <text:list-item>
              <text:p text:style-name="P22">A: Just, try to keep it down. <text:s/>People will forget, but please be quiet.</text:p>
            </text:list-item>
            <text:list-item>
              <text:p text:style-name="P22">B: *Whispering* Sorry.</text:p>
            </text:list-item>
          </text:list>
        </text:list-item>
      </text:list>
      <text:p text:style-name="P10"/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7T20:31:20.622000000</meta:creation-date>
    <meta:editing-duration>PT40M44S</meta:editing-duration>
    <meta:editing-cycles>4</meta:editing-cycles>
    <meta:generator>LibreOffice/24.8.6.2$Windows_X86_64 LibreOffice_project/6d98ba145e9a8a39fc57bcc76981d1fb1316c60c</meta:generator>
    <dc:date>2025-05-08T21:03:42.635000000</dc:date>
    <meta:document-statistic meta:table-count="0" meta:image-count="0" meta:object-count="0" meta:page-count="4" meta:paragraph-count="119" meta:word-count="1701" meta:character-count="8413" meta:non-whitespace-character-count="6802"/>
  </office:meta>
</office:document-meta>
</file>